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 office:value-type="string">
            <text:p>2023-07-22_07-48-36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7" office:value-type="string">
            <text:p>2023-07-22_00-38-59_000.jpg</text:p>
          </table:table-cell>
          <table:table-cell table:style-name="ce26" office:value-type="string">
            <text:p>:m :PHOTO 寝た時刻 / 2023 / オナニー、未了、duration=0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0時間ぐらい,other=~">
            <text:p>:m :PHOTO 寝た時刻 / 2023 / オナニー、未了、duration=0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2023-07-21_21-10-17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7" office:value-type="string">
            <text:p>2023-07-21_21-10-1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7" office:value-type="string">
            <text:p>2023-07-22_12-59-12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8" office:value-type="string">
            <text:p>2023-07-22_11-39-09_000.jpg</text:p>
          </table:table-cell>
          <table:table-cell table:style-name="ce26" office:value-type="string">
            <text:p>:PHOTO 記録 / PC画面 / デスクトップPC / subject=れいわ新選組：入会（れいわオーナーズ） / for=~ / amount=JPY:10000, other=コンビニ支払い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PC画面 / デスクトップPC / subject=れいわ新選組：入会（れいわオーナーズ） / for=~ / amount=JPY:10000, other=コンビニ支払い">
            <text:p>:PHOTO 記録 / PC画面 / デスクトップPC / subject=れいわ新選組：入会（れいわオーナーズ） / for=~ / amount=JPY:10000, other=コンビニ支払い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8" office:value-type="string">
            <text:p>2023-07-22_11-40-10_000.jpg</text:p>
          </table:table-cell>
          <table:table-cell table:style-name="ce26" office:value-type="string">
            <text:p>:PHOTO 記録 / PC画面 / デスクトップPC / subject=れいわ新選組：入会（れいわオーナーズ） / for=~ / amount=JPY:10000, other=コンビニ支払い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PC画面 / デスクトップPC / subject=れいわ新選組：入会（れいわオーナーズ） / for=~ / amount=JPY:10000, other=コンビニ支払い">
            <text:p>:PHOTO 記録 / PC画面 / デスクトップPC / subject=れいわ新選組：入会（れいわオーナーズ） / for=~ / amount=JPY:10000, other=コンビニ支払い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7" office:value-type="string">
            <text:p>2023-07-22_11-51-43_000.jpg</text:p>
          </table:table-cell>
          <table:table-cell table:style-name="ce26" office:value-type="string">
            <text:p>:PHOTO 記録 / PC画面 / デスクトップPC / subject=れいわ新選組：入会（れいわオーナーズ） / for=~ / amount=JPY:10000, other=コンビニ支払い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PC画面 / デスクトップPC / subject=れいわ新選組：入会（れいわオーナーズ） / for=~ / amount=JPY:10000, other=コンビニ支払い">
            <text:p>:PHOTO 記録 / PC画面 / デスクトップPC / subject=れいわ新選組：入会（れいわオーナーズ） / for=~ / amount=JPY:10000, other=コンビニ支払い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8" office:value-type="string">
            <text:p>2023-07-22_11-52-01_000.jpg</text:p>
          </table:table-cell>
          <table:table-cell table:style-name="ce26" office:value-type="string">
            <text:p>:PHOTO 記録 / PC画面 / デスクトップPC / subject=れいわ新選組：入会（れいわオーナーズ） / for=~ / amount=JPY:10000, other=コンビニ支払い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PC画面 / デスクトップPC / subject=れいわ新選組：入会（れいわオーナーズ） / for=~ / amount=JPY:10000, other=コンビニ支払い">
            <text:p>:PHOTO 記録 / PC画面 / デスクトップPC / subject=れいわ新選組：入会（れいわオーナーズ） / for=~ / amount=JPY:10000, other=コンビニ支払い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7" office:value-type="string">
            <text:p>2023-07-22_11-58-52_000.jpg</text:p>
          </table:table-cell>
          <table:table-cell table:style-name="ce26" office:value-type="string">
            <text:p>:PHOTO 記録 / PC画面 / デスクトップPC / subject=れいわ新選組：入会（れいわオーナーズ） / for=~ / amount=JPY:10000, other=コンビニ支払い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 / PC画面 / デスクトップPC / subject=れいわ新選組：入会（れいわオーナーズ） / for=~ / amount=JPY:10000, other=コンビニ支払い">
            <text:p>:PHOTO 記録 / PC画面 / デスクトップPC / subject=れいわ新選組：入会（れいわオーナーズ） / for=~ / amount=JPY:10000, other=コンビニ支払い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3">
            <text:p>13</text:p>
          </table:table-cell>
          <table:table-cell table:style-name="ce10" office:value-type="string">
            <text:p>2023-07-22_11-59-47_000.jpg</text:p>
          </table:table-cell>
          <table:table-cell table:style-name="ce26" office:value-type="string">
            <text:p>:PHOTO 記録 / PC画面 / デスクトップPC / subject=れいわ新選組：入会（れいわオーナーズ） / for=~ / amount=JPY:10000, other=コンビニ支払い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PC画面 / デスクトップPC / subject=れいわ新選組：入会（れいわオーナーズ） / for=~ / amount=JPY:10000, other=コンビニ支払い">
            <text:p>:PHOTO 記録 / PC画面 / デスクトップPC / subject=れいわ新選組：入会（れいわオーナーズ） / for=~ / amount=JPY:10000, other=コンビニ支払い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 office:value-type="string">
            <text:p>2023-07-22_07-51-1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7" office:value-type="string">
            <text:p>2023-07-21_18-32-27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VIDEO / @自室 / 記録 / jap.flute / 演奏、play / R=1 / genre=melody,for=,file-piece-id=~,memo=~,session=hour-18,recording-id=~,other=~ / follow+">
            <text:p>:VIDEO / @自室 / 記録 / jap.flute / 演奏、play / R=1 / genre=melody,for=,file-piece-id=~,memo=~,session=hour-18,recording-id=~,other=~ / follow+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8" office:value-type="string">
            <text:p>2023-07-21_18-48-00_000.mp4</text:p>
          </table:table-cell>
          <table:table-cell table:style-name="ce26" office:value-type="string">
            <text:p>:VIDEO / @自室 / 記録 / jap.flute / 演奏、play / R=2 / genre=melody,for=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VIDEO / @自室 / 記録 / jap.flute / 演奏、play / R=2 / genre=melody,for=,file-piece-id=~,memo=~,session=hour-18,recording-id=~,other=~ / follow+">
            <text:p>:VIDEO / @自室 / 記録 / jap.flute / 演奏、play / R=2 / genre=melody,for=,file-piece-id=~,memo=~,session=hour-18,recording-id=~,other=~ / follow+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5">
            <text:p>15</text:p>
          </table:table-cell>
          <table:table-cell table:style-name="ce17" office:value-type="string">
            <text:p>2023-07-22_15-34-55_000.jpg</text:p>
          </table:table-cell>
          <table:table-cell table:style-name="ce26" office:value-type="string">
            <text:p>:PHOTO 記録 / subject=コンビニ支払い：コンピュータ端末：操作画面 / location=ファミマ：宮前平店（駅北側） / content=~,for=れいわ新選組。入会金、支払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PHOTO 記録 / subject=コンビニ支払い：コンピュータ端末：操作画面 / location=ファミマ：宮前平店（駅北側） / content=~,for=れいわ新選組。入会金、支払い,other=~">
            <text:p>:PHOTO 記録 / subject=コンビニ支払い：コンピュータ端末：操作画面 / location=ファミマ：宮前平店（駅北側） / content=~,for=れいわ新選組。入会金、支払い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6">
            <text:p>16</text:p>
          </table:table-cell>
          <table:table-cell table:style-name="ce17" office:value-type="string">
            <text:p>2023-07-22_15-35-26_000.jpg</text:p>
          </table:table-cell>
          <table:table-cell table:style-name="ce26" office:value-type="string">
            <text:p>:PHOTO 記録 / subject=コンビニ支払い：コンピュータ端末：操作画面 / location=ファミマ：宮前平店（駅北側） / content=~,for=れいわ新選組。入会金、支払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PHOTO 記録 / subject=コンビニ支払い：コンピュータ端末：操作画面 / location=ファミマ：宮前平店（駅北側） / content=~,for=れいわ新選組。入会金、支払い,other=~">
            <text:p>:PHOTO 記録 / subject=コンビニ支払い：コンピュータ端末：操作画面 / location=ファミマ：宮前平店（駅北側） / content=~,for=れいわ新選組。入会金、支払い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17" office:value-type="string">
            <text:p>2023-07-22_15-35-47_000.jpg</text:p>
          </table:table-cell>
          <table:table-cell table:style-name="ce26" office:value-type="string">
            <text:p>:PHOTO 記録 / subject=コンビニ支払い：コンピュータ端末：操作画面 / location=ファミマ：宮前平店（駅北側） / content=~,for=れいわ新選組。入会金、支払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PHOTO 記録 / subject=コンビニ支払い：コンピュータ端末：操作画面 / location=ファミマ：宮前平店（駅北側） / content=~,for=れいわ新選組。入会金、支払い,other=~">
            <text:p>:PHOTO 記録 / subject=コンビニ支払い：コンピュータ端末：操作画面 / location=ファミマ：宮前平店（駅北側） / content=~,for=れいわ新選組。入会金、支払い,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7" office:value-type="string">
            <text:p>2023-07-22_15-37-44_000.jpg</text:p>
          </table:table-cell>
          <table:table-cell table:style-name="ce26" office:value-type="string">
            <text:p>:PHOTO 記録 / subject=コンビニ支払い：コンピュータ端末：操作画面 / location=ファミマ：宮前平店（駅北側） / content=~,for=れいわ新選組。入会金、支払い：受領書（レシート）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9]=&quot;&quot;;[.C21];CONCATENATE([.C21];&quot; / &quot;;[.E19]))" office:value-type="float" office:value="0">
            <text:p>0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2">2023/07/22</text:date>, <text:time>17:50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22T17:50:14.76</dc:date>
    <dc:creator>岩淵 謙</dc:creator>
    <meta:editing-duration>P57DT19H56M17S</meta:editing-duration>
    <meta:editing-cycles>19213</meta:editing-cycles>
    <meta:document-statistic meta:table-count="2" meta:cell-count="929" meta:object-count="0"/>
    <meta:user-defined meta:name="qrichtext">1</meta:user-defined>
  </office:meta>
</office:document-meta>
</file>